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Georgia" svg:font-family="Georgi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523c7"/>
    </style:style>
    <style:style style:name="P2" style:family="paragraph" style:parent-style-name="Standard">
      <style:text-properties style:text-underline-style="none" officeooo:paragraph-rsid="000523c7"/>
    </style:style>
    <style:style style:name="P3" style:family="paragraph" style:parent-style-name="Standard">
      <style:text-properties style:text-underline-style="none" fo:font-weight="bold" officeooo:paragraph-rsid="001af4ad" style:font-weight-asian="bold" style:font-weight-complex="bold"/>
    </style:style>
    <style:style style:name="P4" style:family="paragraph" style:parent-style-name="Standard">
      <style:text-properties fo:font-weight="bold" officeooo:paragraph-rsid="0034a52d" style:font-weight-asian="bold" style:font-weight-complex="bold"/>
    </style:style>
    <style:style style:name="P5" style:family="paragraph" style:parent-style-name="Standard">
      <style:text-properties fo:font-weight="bold" officeooo:paragraph-rsid="00767cb0" style:font-weight-asian="bold" style:font-weight-complex="bold"/>
    </style:style>
    <style:style style:name="P6" style:family="paragraph" style:parent-style-name="Standard">
      <style:text-properties fo:font-weight="bold" officeooo:paragraph-rsid="0076d2d4" style:font-weight-asian="bold" style:font-weight-complex="bold"/>
    </style:style>
    <style:style style:name="P7" style:family="paragraph" style:parent-style-name="Standard">
      <style:text-properties officeooo:paragraph-rsid="000bb0ee"/>
    </style:style>
    <style:style style:name="P8" style:family="paragraph" style:parent-style-name="Standard">
      <style:text-properties officeooo:paragraph-rsid="000d9e97"/>
    </style:style>
    <style:style style:name="P9" style:family="paragraph" style:parent-style-name="Standard">
      <style:text-properties officeooo:paragraph-rsid="002201a8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paragraph-rsid="000523c7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31120e"/>
    </style:style>
    <style:style style:name="P12" style:family="paragraph" style:parent-style-name="Standard">
      <style:text-properties officeooo:paragraph-rsid="00334bf9"/>
    </style:style>
    <style:style style:name="P13" style:family="paragraph" style:parent-style-name="Standard">
      <style:text-properties officeooo:paragraph-rsid="0034a76a"/>
    </style:style>
    <style:style style:name="P14" style:family="paragraph" style:parent-style-name="Standard">
      <style:text-properties officeooo:paragraph-rsid="0035eaae"/>
    </style:style>
    <style:style style:name="P15" style:family="paragraph" style:parent-style-name="Standard">
      <style:text-properties officeooo:paragraph-rsid="004ad9da"/>
    </style:style>
    <style:style style:name="P16" style:family="paragraph" style:parent-style-name="Standard">
      <style:text-properties officeooo:paragraph-rsid="005c8e87"/>
    </style:style>
    <style:style style:name="P17" style:family="paragraph" style:parent-style-name="Standard">
      <style:text-properties officeooo:paragraph-rsid="005c94bd"/>
    </style:style>
    <style:style style:name="P18" style:family="paragraph" style:parent-style-name="Standard">
      <style:text-properties officeooo:paragraph-rsid="006afbfa"/>
    </style:style>
    <style:style style:name="P19" style:family="paragraph" style:parent-style-name="Standard">
      <style:text-properties officeooo:paragraph-rsid="0076108b"/>
    </style:style>
    <style:style style:name="P20" style:family="paragraph" style:parent-style-name="Standard">
      <style:text-properties officeooo:paragraph-rsid="007e9fe0"/>
    </style:style>
    <style:style style:name="P21" style:family="paragraph" style:parent-style-name="Standard">
      <style:paragraph-properties fo:margin-left="0.088cm" fo:margin-right="0cm" fo:text-indent="0cm" style:auto-text-indent="false"/>
      <style:text-properties officeooo:paragraph-rsid="00406d96"/>
    </style:style>
    <style:style style:name="T1" style:family="text">
      <style:text-properties officeooo:rsid="000523c7"/>
    </style:style>
    <style:style style:name="T2" style:family="text">
      <style:text-properties fo:font-variant="normal" fo:text-transform="none" fo:color="#444444" style:font-name="Liberation Serif" fo:font-size="12pt" fo:letter-spacing="normal" fo:font-style="normal" fo:font-weight="normal" officeooo:rsid="000ad4cf" style:font-size-asian="12pt" style:font-size-complex="12pt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size-complex="12pt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size-complex="12pt"/>
    </style:style>
    <style:style style:name="T5" style:family="text">
      <style:text-properties fo:font-variant="normal" fo:text-transform="none" fo:color="#444444" style:font-name="Liberation Serif" fo:font-size="12pt" fo:letter-spacing="normal" fo:font-style="normal" fo:font-weight="normal" officeooo:rsid="000e875d" style:font-size-asian="12pt" style:font-size-complex="12pt"/>
    </style:style>
    <style:style style:name="T6" style:family="text">
      <style:text-properties fo:font-variant="normal" fo:text-transform="none" fo:color="#444444" style:font-name="Liberation Serif" fo:font-size="12pt" fo:letter-spacing="normal" fo:font-style="normal" fo:font-weight="normal" officeooo:rsid="000ff2d4" style:font-size-asian="12pt" style:font-size-complex="12pt"/>
    </style:style>
    <style:style style:name="T7" style:family="text">
      <style:text-properties fo:font-variant="normal" fo:text-transform="none" fo:color="#444444" style:font-name="Liberation Serif" fo:font-size="12pt" fo:letter-spacing="normal" fo:font-style="normal" fo:font-weight="normal" officeooo:rsid="0011ccbc" style:font-size-asian="12pt" style:font-size-complex="12pt"/>
    </style:style>
    <style:style style:name="T8" style:family="text">
      <style:text-properties fo:font-variant="normal" fo:text-transform="none" fo:color="#444444" style:font-name="Liberation Serif" fo:font-size="12pt" fo:letter-spacing="normal" fo:font-style="normal" fo:font-weight="normal" officeooo:rsid="001257cc" style:font-size-asian="12pt" style:font-size-complex="12pt"/>
    </style:style>
    <style:style style:name="T9" style:family="text">
      <style:text-properties fo:font-variant="normal" fo:text-transform="none" fo:color="#444444" style:font-name="Liberation Serif" fo:font-size="12pt" fo:letter-spacing="normal" fo:font-style="normal" fo:font-weight="normal" officeooo:rsid="001401fb" style:font-size-asian="12pt" style:font-size-complex="12pt"/>
    </style:style>
    <style:style style:name="T10" style:family="text">
      <style:text-properties fo:font-variant="normal" fo:text-transform="none" fo:color="#444444" style:font-name="Liberation Serif" fo:font-size="12pt" fo:letter-spacing="normal" fo:font-style="normal" fo:font-weight="normal" officeooo:rsid="00156172" style:font-size-asian="12pt" style:font-size-complex="12pt"/>
    </style:style>
    <style:style style:name="T11" style:family="text">
      <style:text-properties fo:font-variant="normal" fo:text-transform="none" fo:color="#444444" style:font-name="Liberation Serif" fo:font-size="12pt" fo:letter-spacing="normal" fo:font-style="normal" fo:font-weight="normal" officeooo:rsid="001727e0" style:font-size-asian="12pt" style:font-size-complex="12pt"/>
    </style:style>
    <style:style style:name="T12" style:family="text">
      <style:text-properties fo:font-variant="normal" fo:text-transform="none" fo:color="#444444" style:font-name="Liberation Serif" fo:font-size="12pt" fo:letter-spacing="normal" fo:font-style="normal" fo:font-weight="normal" officeooo:rsid="0017fd91" style:font-size-asian="12pt" style:font-size-complex="12pt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fo:font-weight="normal" officeooo:rsid="0018d8e5" style:font-size-asian="12pt" style:font-size-complex="12pt"/>
    </style:style>
    <style:style style:name="T14" style:family="text">
      <style:text-properties fo:font-variant="normal" fo:text-transform="none" fo:color="#444444" style:font-name="Liberation Serif" fo:font-size="12pt" fo:letter-spacing="normal" fo:font-style="normal" fo:font-weight="normal" officeooo:rsid="0019a471" style:font-size-asian="12pt" style:font-size-complex="12pt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fo:font-weight="normal" officeooo:rsid="001af4ad" style:font-size-asian="12pt" style:font-size-complex="12pt"/>
    </style:style>
    <style:style style:name="T16" style:family="text">
      <style:text-properties fo:font-variant="normal" fo:text-transform="none" fo:color="#444444" style:font-name="Liberation Serif" fo:font-size="12pt" fo:letter-spacing="normal" fo:font-style="normal" fo:font-weight="normal" officeooo:rsid="001d1b01" style:font-size-asian="12pt" style:font-size-complex="12pt"/>
    </style:style>
    <style:style style:name="T17" style:family="text">
      <style:text-properties fo:font-variant="normal" fo:text-transform="none" fo:color="#444444" style:font-name="Liberation Serif" fo:font-size="12pt" fo:letter-spacing="normal" fo:font-style="normal" fo:font-weight="normal" officeooo:rsid="001e4601" style:font-size-asian="12pt" style:font-size-complex="12pt"/>
    </style:style>
    <style:style style:name="T18" style:family="text">
      <style:text-properties fo:font-variant="normal" fo:text-transform="none" fo:color="#444444" style:font-name="Liberation Serif" fo:font-size="12pt" fo:letter-spacing="normal" fo:font-style="normal" fo:font-weight="normal" officeooo:rsid="001f27be" style:font-size-asian="12pt" style:font-size-complex="12pt"/>
    </style:style>
    <style:style style:name="T19" style:family="text">
      <style:text-properties fo:font-variant="normal" fo:text-transform="none" fo:color="#444444" style:font-name="Liberation Serif" fo:font-size="12pt" fo:letter-spacing="normal" fo:font-style="normal" fo:font-weight="normal" officeooo:rsid="00200fd4" style:font-size-asian="12pt" style:font-size-complex="12pt"/>
    </style:style>
    <style:style style:name="T20" style:family="text">
      <style:text-properties fo:font-variant="normal" fo:text-transform="none" fo:color="#444444" style:font-name="Liberation Serif" fo:font-size="12pt" fo:letter-spacing="normal" fo:font-style="normal" fo:font-weight="normal" officeooo:rsid="00714b05" style:font-size-asian="12pt" style:font-size-complex="12pt"/>
    </style:style>
    <style:style style:name="T21" style:family="text">
      <style:text-properties fo:font-variant="normal" fo:text-transform="none" fo:color="#444444" style:font-name="Liberation Serif" fo:font-size="12pt" fo:letter-spacing="normal" fo:font-style="normal" fo:font-weight="normal" officeooo:rsid="0079d15e" style:font-size-asian="12pt" style:font-size-complex="12pt"/>
    </style:style>
    <style:style style:name="T22" style:family="text">
      <style:text-properties fo:font-variant="normal" fo:text-transform="none" fo:color="#444444" style:font-name="Liberation Serif" fo:font-size="12pt" fo:letter-spacing="normal" fo:font-style="normal" fo:font-weight="normal" officeooo:rsid="00054bd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44444" style:font-name="Liberation Serif" fo:font-size="12pt" fo:letter-spacing="normal" fo:font-style="normal" fo:font-weight="normal" officeooo:rsid="0005ba2e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44444" style:font-name="Liberation Serif" fo:font-size="12pt" fo:letter-spacing="normal" fo:font-style="normal" fo:font-weight="normal" officeooo:rsid="000bb0e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444444" style:font-name="Liberation Serif" fo:font-size="12pt" fo:letter-spacing="normal" fo:font-style="normal" fo:font-weight="normal" officeooo:rsid="000be45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444444" style:font-name="Liberation Serif" fo:font-size="12pt" fo:letter-spacing="normal" fo:font-style="normal" fo:font-weight="normal" officeooo:rsid="000d5ae4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444444" style:font-name="Liberation Serif" fo:font-size="12pt" fo:letter-spacing="normal" fo:font-style="normal" style:text-underline-style="none" officeooo:rsid="00054bd9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444444" style:font-name="Liberation Serif" fo:font-size="12pt" fo:letter-spacing="normal" fo:font-style="normal" style:text-underline-style="none" officeooo:rsid="0034a52d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444444" style:font-name="Liberation Serif" fo:font-size="12pt" fo:letter-spacing="normal" fo:font-style="italic" fo:font-weight="normal" officeooo:rsid="000ad4cf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444444" style:font-name="Liberation Serif" fo:font-size="12pt" fo:letter-spacing="normal" fo:font-style="italic" fo:font-weight="normal" officeooo:rsid="000d5c4e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444444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444444" style:font-name="Liberation Serif" fo:font-size="12pt" fo:letter-spacing="normal" fo:font-style="italic" fo:font-weight="normal" officeooo:rsid="000d5ae4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333333" style:font-name="Arial" fo:font-size="9pt" fo:letter-spacing="normal" fo:font-style="normal" fo:font-weight="normal" officeooo:rsid="0005ba2e"/>
    </style:style>
    <style:style style:name="T38" style:family="text">
      <style:text-properties fo:font-variant="normal" fo:text-transform="none" fo:color="#000000" style:font-name="Liberation Serif" fo:font-size="10pt" fo:letter-spacing="normal" fo:font-style="normal" fo:font-weight="normal" officeooo:rsid="001257cc" style:font-size-asian="10pt" style:font-size-complex="10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3405a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49c5d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2766c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60e6ea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63d08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64f52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687cc6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69048a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6afbfa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6cefd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6dd524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6f6a87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7090b1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72df9a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74b96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77001d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79d15e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7b1d44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7cc396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7d5951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7e9fe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7f3ae7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7f6887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302a22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31120e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3202d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323aa1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32d6e7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34faae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3eaa2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0406d9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041640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42ad4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448648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045544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470e93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476df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48c5f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04a589b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4ad9da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4f371f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513317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052317f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52efe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535bdc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53eee1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5434ed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5610f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580d7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0594f8c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05a1a57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05c0075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05c4ad6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5c8e87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5c94bd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5e57ec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5ecb1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5f7841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officeooo:rsid="00767cb0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officeooo:rsid="00249c5d" style:font-size-asian="12pt" style:font-style-asian="italic" style:font-size-complex="12pt" style:font-style-complex="italic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2e5935" style:font-size-asian="12pt" style:font-style-asian="italic" style:font-size-complex="12pt" style:font-style-complex="italic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2d0b88" style:font-size-asian="12pt" style:font-style-asian="italic" style:font-size-complex="12pt" style:font-style-complex="italic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bold" officeooo:rsid="0031120e" style:font-size-asian="12pt" style:font-style-asian="normal" style:font-weight-asian="bold" style:font-size-complex="12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bold" officeooo:rsid="00334bf9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bold" officeooo:rsid="0034faae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bold" officeooo:rsid="0035eaae" style:font-size-asian="12pt" style:font-style-asian="normal" style:font-weight-asian="bold" style:font-size-complex="12pt" style:font-style-complex="normal" style:font-weight-complex="bold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bold" officeooo:rsid="004ad9da" style:font-size-asian="12pt" style:font-style-asian="normal" style:font-weight-asian="bold" style:font-size-complex="12pt" style:font-style-complex="normal" style:font-weight-complex="bold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bold" officeooo:rsid="005c8e87" style:font-size-asian="12pt" style:font-style-asian="normal" style:font-weight-asian="bold" style:font-size-complex="12pt" style:font-style-complex="normal" style:font-weight-complex="bold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bold" officeooo:rsid="005c94bd" style:font-size-asian="12pt" style:font-style-asian="normal" style:font-weight-asian="bold" style:font-size-complex="12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bold" officeooo:rsid="005e57ec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font-variant="normal" fo:text-transform="none" fo:color="#000000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114" style:family="text">
      <style:text-properties fo:font-variant="normal" fo:text-transform="none" fo:color="#000000" style:font-name="Liberation Serif" fo:font-size="12pt" fo:letter-spacing="normal" fo:font-style="italic" fo:font-weight="normal" officeooo:rsid="001c97e5" style:font-size-asian="12pt" style:font-style-asian="italic" style:font-size-complex="12pt" style:font-style-complex="italic"/>
    </style:style>
    <style:style style:name="T115" style:family="text">
      <style:text-properties fo:font-variant="normal" fo:text-transform="none" fo:color="#000000" style:font-name="Liberation Serif" fo:font-size="12pt" fo:letter-spacing="normal" fo:font-style="italic" fo:font-weight="normal" officeooo:rsid="002165e0" style:font-size-asian="12pt" style:font-style-asian="italic" style:font-size-complex="12pt" style:font-style-complex="italic"/>
    </style:style>
    <style:style style:name="T116" style:family="text">
      <style:text-properties fo:font-variant="normal" fo:text-transform="none" fo:color="#000000" style:font-name="Liberation Serif" fo:font-size="12pt" fo:letter-spacing="normal" fo:font-style="italic" fo:font-weight="normal" officeooo:rsid="00295693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italic" fo:font-weight="normal" officeooo:rsid="002ee568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italic" fo:font-weight="normal" officeooo:rsid="002a79db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italic" fo:font-weight="normal" officeooo:rsid="002a056f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italic" fo:font-weight="normal" officeooo:rsid="002b601c" style:font-size-asian="12pt" style:font-style-asian="italic" style:font-weight-asian="normal" style:font-size-complex="12pt" style:font-style-complex="italic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italic" fo:font-weight="normal" officeooo:rsid="0028117f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italic" fo:font-weight="normal" officeooo:rsid="00282720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italic" fo:font-weight="normal" officeooo:rsid="002f1d03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italic" fo:font-weight="normal" officeooo:rsid="002f2ca4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italic" fo:font-weight="normal" officeooo:rsid="004a589b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italic" fo:font-weight="normal" officeooo:rsid="00476dfa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italic" fo:font-weight="normal" officeooo:rsid="0048c5f1" style:font-size-asian="12pt" style:font-style-asian="italic" style:font-weight-asian="normal" style:font-size-complex="12pt" style:font-style-complex="italic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italic" fo:font-weight="normal" officeooo:rsid="005434ed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italic" fo:font-weight="normal" officeooo:rsid="005610f3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variant="normal" fo:text-transform="none" fo:color="#000000" style:font-name="Georgia" fo:font-size="9pt" fo:letter-spacing="normal" fo:font-style="normal" fo:font-weight="normal" officeooo:rsid="001af4ad" style:font-size-asian="12pt" style:font-size-complex="12pt"/>
    </style:style>
    <style:style style:name="T131" style:family="text">
      <style:text-properties fo:font-variant="normal" fo:text-transform="none" fo:color="#000000" style:font-name="Georgia" fo:font-size="9pt" fo:letter-spacing="normal" fo:font-style="normal" fo:font-weight="normal" officeooo:rsid="001c97e5" style:font-size-asian="12pt" style:font-size-complex="12pt"/>
    </style:style>
    <style:style style:name="T132" style:family="text">
      <style:text-properties fo:font-variant="normal" fo:text-transform="none" fo:color="#000000" style:font-name="Georgia" fo:font-size="9pt" fo:letter-spacing="normal" fo:font-style="normal" fo:font-weight="normal" officeooo:rsid="002165e0" style:font-size-asian="12pt" style:font-size-complex="12pt"/>
    </style:style>
    <style:style style:name="T133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af4ad" style:text-blinking="false" style:font-size-asian="12pt" style:font-style-asian="italic" style:font-size-complex="12pt" style:font-style-complex="italic"/>
    </style:style>
    <style:style style:name="T134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c97e5" style:text-blinking="false" style:font-size-asian="12pt" style:font-style-asian="italic" style:font-size-complex="12pt" style:font-style-complex="italic"/>
    </style:style>
    <style:style style:name="T135" style:family="text">
      <style:text-properties fo:font-style="normal" officeooo:rsid="001af4ad" style:font-style-asian="normal" style:font-style-complex="normal"/>
    </style:style>
    <style:style style:name="T136" style:family="text">
      <style:text-properties fo:font-style="normal" style:text-underline-style="none" officeooo:rsid="00097a73" style:font-style-asian="normal" style:font-style-complex="normal"/>
    </style:style>
    <style:style style:name="T137" style:family="text">
      <style:text-properties fo:font-style="normal" style:text-underline-style="none" officeooo:rsid="005f7841" style:font-style-asian="normal" style:font-style-complex="normal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 officeooo:rsid="000523c7"/>
    </style:style>
    <style:style style:name="T140" style:family="text">
      <style:text-properties style:text-underline-style="none" officeooo:rsid="00054bd9"/>
    </style:style>
    <style:style style:name="T141" style:family="text">
      <style:text-properties style:text-underline-style="none" officeooo:rsid="00069a95"/>
    </style:style>
    <style:style style:name="T142" style:family="text">
      <style:text-properties style:text-underline-style="none" officeooo:rsid="0007e898"/>
    </style:style>
    <style:style style:name="T143" style:family="text">
      <style:text-properties style:text-underline-style="none" officeooo:rsid="00097607"/>
    </style:style>
    <style:style style:name="T144" style:family="text">
      <style:text-properties style:text-underline-style="none" officeooo:rsid="00097a73"/>
    </style:style>
    <style:style style:name="T145" style:family="text">
      <style:text-properties style:text-underline-style="none" officeooo:rsid="000bb0ee"/>
    </style:style>
    <style:style style:name="T146" style:family="text">
      <style:text-properties style:text-underline-style="none" officeooo:rsid="000d5c4e"/>
    </style:style>
    <style:style style:name="T147" style:family="text">
      <style:text-properties style:text-underline-style="none" officeooo:rsid="00339cc1"/>
    </style:style>
    <style:style style:name="T148" style:family="text">
      <style:text-properties style:text-underline-style="none" officeooo:rsid="0034a52d"/>
    </style:style>
    <style:style style:name="T149" style:family="text">
      <style:text-properties style:text-underline-style="none" officeooo:rsid="005f7841"/>
    </style:style>
    <style:style style:name="T150" style:family="text">
      <style:text-properties style:text-underline-style="none" officeooo:rsid="0077e22f"/>
    </style:style>
    <style:style style:name="T151" style:family="text">
      <style:text-properties officeooo:rsid="0005ba2e"/>
    </style:style>
    <style:style style:name="T152" style:family="text">
      <style:text-properties fo:color="#000000" style:font-name="Liberation Serif" fo:font-size="10pt" style:font-size-asian="10pt" style:font-size-complex="10pt"/>
    </style:style>
    <style:style style:name="T153" style:family="text">
      <style:text-properties fo:color="#000000" style:font-name="Liberation Serif" fo:font-size="10pt" officeooo:rsid="001257cc" style:font-size-asian="10pt" style:font-size-complex="10pt"/>
    </style:style>
    <style:style style:name="T154" style:family="text">
      <style:text-properties officeooo:rsid="001af4ad"/>
    </style:style>
    <style:style style:name="T155" style:family="text">
      <style:text-properties officeooo:rsid="0034a76a"/>
    </style:style>
    <style:style style:name="T156" style:family="text">
      <style:text-properties officeooo:rsid="00372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ata i Tomasz Polakowie</text:span></text:p>
      <text:p text:style-name="P1"><text:span text:style-name="T1"/></text:p>
      <text:p text:style-name="P10"><text:span text:style-name="T1">Neofaszyzm </text:span><text:span text:style-name="T156">- </text:span><text:span text:style-name="T1">legitymizacja </text:span><text:span text:style-name="T155">publiczna</text:span><text:span text:style-name="T156">?</text:span></text:p>
      <text:p text:style-name="P1"><text:span text:style-name="T1"/></text:p>
      <text:p text:style-name="P3"><text:span text:style-name="T154"/></text:p>
      <text:p text:style-name="P4"><text:span text:style-name="T139">Właśnie stało się coś, co powinno być punktem zwrotnym </text:span><text:span text:style-name="T140">deb</text:span><text:span text:style-name="T139">aty publicznej dotyczącej odradzania się faszyzmu w Polsce</text:span><text:span text:style-name="T144"> </text:span><text:span text:style-name="T141">-</text:span><text:span text:style-name="T144"> </text:span><text:span text:style-name="T141">zarejestrowane zostały przez sąd </text:span><text:span text:style-name="T150">(</text:span><text:span text:style-name="T149">na razie w wyroku nieprawomocnym</text:span><text:span text:style-name="T150">) </text:span><text:span text:style-name="T141">Krzyż Celtycki, </text:span><text:span text:style-name="T144">tzw. </text:span><text:span text:style-name="T141">Zakaz pedałowania</text:span><text:span text:style-name="T147">, </text:span><text:span text:style-name="T144">R</text:span><text:span text:style-name="T143">ęka z </text:span><text:span text:style-name="T144">M</text:span><text:span text:style-name="T143">ieczem</text:span><text:span text:style-name="T144"> czyli tzw. Falanga</text:span><text:span text:style-name="T148"> i </text:span><text:span text:style-name="T29">Or</text:span><text:span text:style-name="T30">zeł</text:span><text:span text:style-name="T29"> w Koronie z Rózgami Liktorskimi</text:span><text:span text:style-name="T136">.</text:span><text:span text:style-name="T137"> </text:span></text:p>
      <text:p text:style-name="P4"><text:span text:style-name="T137"/></text:p>
      <text:p text:style-name="P6">PRZEKROCZONY RUBIKON</text:p>
      <text:p text:style-name="P7"><text:span text:style-name="T140">N</text:span><text:span text:style-name="T139">a stronie</text:span><text:span text:style-name="T140"> internetowej Narodowego Odrodzenia Polski </text:span><text:span text:style-name="T142">można przeczytać </text:span><text:span text:style-name="T146">następującej treści </text:span><text:span text:style-name="T142">oświadczenie </text:span><text:span text:style-name="T145"><text:s/>(powiadomienie?) </text:span><text:span text:style-name="T142">prezesa NOP Adama Gmurczyka</text:span><text:span text:style-name="T146">:</text:span><text:span text:style-name="T143"> </text:span><text:span text:style-name="T140">"</text:span><text:span text:style-name="T31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</text:span><text:span text:style-name="T35">prawomocne, a zwycięstwo w tej batalii ostateczne</text:span><text:span text:style-name="T22">."</text:span><text:span text:style-name="T22"><text:note text:id="ftn0" text:note-class="footnote"><text:note-citation>1</text:note-citation><text:note-body><text:p text:style-name="Footnote"><text:a xlink:type="simple" xlink:href="http://www.nop.org.pl/2011/11/21/krzyz-celtycki-i-zakaz-pedalowania-zarejestrowane-jako-symbole-nop/">http://www.nop.org.pl/2011/11/21/krzyz-celtycki--zakaz-pedalowania-zarejestrowane-jako-symbole-nop/</text:a><text:span text:style-name="T151"> (</text:span><text:span text:style-name="T37">Dodane dnia 21 lis 2011 o 12:45)</text:span></text:p></text:note-body></text:note></text:span><text:span text:style-name="T23">. </text:span><text:span text:style-name="T24">Za tym idzie z</text:span><text:span text:style-name="T28">araz </text:span><text:span text:style-name="T24">dobitne wskazanie </text:span><text:span text:style-name="T25">sposobu działania względem tychże symboli </text:span><text:span text:style-name="T26"><text:s/>w przestrzeni publicznej</text:span><text:span text:style-name="T25">: </text:span><text:span text:style-name="T27">"</text:span><text:span text:style-name="T36">Każda napaść na te symbole, w czym mieści się również napaść i pomówienia słowne, stanowi podstawę do działań prawnych, wzmacnianych ustawowo</text:span><text:span text:style-name="T27">" , i nieco dalej: "</text:span><text:span text:style-name="T36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7">"</text:span><text:span text:style-name="T28">.</text:span><text:span text:style-name="T27"> </text:span><text:span text:style-name="T2">W dalszej części wypowiedzi prezes </text:span><text:span text:style-name="T32">expresis verbis</text:span><text:span text:style-name="T2"> wskazuje priorytety te</text:span><text:span text:style-name="T3">go działania</text:span><text:span text:style-name="T2">: "</text:span><text:span text:style-name="T33">J</text:span><text:span text:style-name="T32">est to niezwykle istotne w wypadku szczególnie dwóch symboli: Zakazu Pedałowania oraz Krzyża Celtyckiego</text:span><text:span text:style-name="T3">"</text:span><text:span text:style-name="T20"> (pisownia oryginału)</text:span><text:span text:style-name="T4">.</text:span></text:p>
      <text:p text:style-name="P8"><text:span text:style-name="T4">Tyle cytatów i faktów</text:span><text:span text:style-name="T15"> w </text:span><text:span text:style-name="T20">powyższej</text:span><text:span text:style-name="T15"> sprawie. Rzecz w tym, że to nie koniec tego przełomowego</text:span><text:span text:style-name="T21"> profaszyzującego</text:span><text:span text:style-name="T15"> </text:span><text:span text:style-name="T34">novum</text:span><text:span text:style-name="T4">. </text:span><text:span text:style-name="T17">Warto</text:span><text:span text:style-name="T5"> </text:span><text:span text:style-name="T17">powyższe</text:span><text:span text:style-name="T5"> skojarzy</text:span><text:span text:style-name="T17">ć</text:span><text:span text:style-name="T5"> z </text:span><text:span text:style-name="T7">tym, że Marsz Niepodległości miał zostać zwieńczony ogłoszeniem powołania </text:span><text:span text:style-name="T6"><text:s/></text:span><text:span text:style-name="T7">do życia skrajnie prawicowego Ruchu Narodowego (napisała o tym Gazeta Wyborcza</text:span><text:span text:style-name="T7"><text:note text:id="ftn1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T152">http://wyborcza.pl/1,75478,10649871,Powstaje_nowa_formacja_skrajnej_prawicy_Ruch_Narodowy.html</text:span></text:a><text:span text:style-name="T153"> (O</text:span><text:span text:style-name="T38">statnia aktualizacja 2011-11-16 07:27</text:span></text:p></text:note-body></text:note></text:span><text:span text:style-name="T7">)</text:span><text:span text:style-name="T8">, </text:span><text:span text:style-name="T9">co mieli uczynić </text:span><text:span text:style-name="T10">pod pomnikiem Dmowskiego przedstawiciele </text:span><text:span text:style-name="T11">O</text:span><text:span text:style-name="T12">bozu Narodowo-Radykalnego</text:span><text:span text:style-name="T11"> </text:span><text:span text:style-name="T12">(</text:span><text:span text:style-name="T10">ONR</text:span><text:span text:style-name="T12">)</text:span><text:span text:style-name="T10"> i </text:span><text:span text:style-name="T12">Młodzieży Wszechpolskiej (</text:span><text:span text:style-name="T10">MW</text:span><text:span text:style-name="T12">)</text:span><text:span text:style-name="T16">.</text:span><text:span text:style-name="T12"> </text:span><text:span text:style-name="T13">Inicjatywa ta nie doszła </text:span><text:span text:style-name="T18">wówczas </text:span><text:span text:style-name="T13">(</text:span><text:span text:style-name="T18">jeszcze?</text:span><text:span text:style-name="T13">) do skutku</text:span><text:span text:style-name="T18"> </text:span><text:span text:style-name="T13"><text:s/>ze względu na "niedobry moment", czyli wiadome zamieszki podczas marszu</text:span><text:span text:style-name="T18">. </text:span></text:p>
      <text:p text:style-name="P9"><text:span text:style-name="T18">T</text:span><text:span text:style-name="T13">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</text:span><text:span text:style-name="T19">.</text:span><text:span text:style-name="T13"> </text:span><text:span text:style-name="T19">Z</text:span><text:span text:style-name="T13">właszcza </text:span><text:span text:style-name="T19">zaś </text:span><text:span text:style-name="T13">polityczny wymiar zaangażowania organizatorów Marszu Niepod</text:span><text:span text:style-name="T19">le</text:span><text:span text:style-name="T13">głości. </text:span><text:span text:style-name="T19">Pomysłodawcy powstania Ruchu Narodowego nie kryją swych dalekosiężnych planów- ja</text:span><text:span text:style-name="T14">k podaje GW</text:span><text:span text:style-name="T15">: "</text:span><text:span text:style-name="T113">Plan był taki: powstanie stowarzyszenie Marsz Niepodległości, które zorganizuje "największy marsz środowisk narodowych" 11 listopada. Potem zmieni się w organizację Ruch Narodowy. Po dwóch latach przekształci się w partię, która wystartuje w</text:span><text:span text:style-name="T114"> </text:span><text:a xlink:type="simple" xlink:href="http://wybory.gazeta.pl/Wyboryparlamentarne2011/0,0.html"><text:span text:style-name="T133">wyborach parlamentarnych</text:span></text:a><text:span text:style-name="T134"> </text:span><text:span text:style-name="T113">w 2015 r</text:span><text:span text:style-name="T130">.</text:span><text:span text:style-name="T131">"</text:span><text:span text:style-name="T132"> I dalej, za GW, cele tego ruchu: "</text:span><text:span text:style-name="T115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32"><text:line-break/></text:span></text:p>
      <text:p text:style-name="P5"><text:span text:style-name="T101">BRAK DEBATY PUBLICZNEJ I REAKCJI INSTYTUCJI</text:span></text:p>
      <text:p text:style-name="P20"><text:span text:style-name="T39">Obie sprawy splatają się nie tylko w wymiarze braku </text:span><text:span text:style-name="T42">wnikliwszej </text:span><text:span text:style-name="T39">debaty publicznej </text:span><text:span text:style-name="T42">dotyczącej </text:span><text:soft-page-break/><text:span text:style-name="T51">postępującego procesu uskrajniania się </text:span><text:span text:style-name="T58">i zarazem rozszerzania pola działania </text:span><text:span text:style-name="T51">polskiej prawicy, </text:span><text:span text:style-name="T42">ale także w jej wymiarze</text:span><text:span text:style-name="T51"> instytucjonalnym</text:span><text:span text:style-name="T52">, </text:span><text:span text:style-name="T53">tu: sądownictwa formalizującego </text:span><text:span text:style-name="T58">struktury </text:span><text:span text:style-name="T53">tejże prawicy. </text:span><text:span text:style-name="T45">W zasadzie niewiele osób publicznych podnos</text:span><text:span text:style-name="T59">i</text:span><text:span text:style-name="T58">ło do tej pory </text:span><text:span text:style-name="T45">kwestię legalności istnienia organizacji typu: NOP, MW czy ONR, tak jak niewielu też zainteresowało się mającym powstać Ruchem Narodowym</text:span><text:span text:style-name="T59">, choć przecież były oczywiste podstawy do zainteresowania się tym</text:span><text:span text:style-name="T60"> jak telewizja czy główne tytuły prasowe</text:span><text:span text:style-name="T45">.</text:span><text:span text:style-name="T46"> </text:span><text:span text:style-name="T47">Oczywiście, są organizacje społeczne wyczulone są na propagandę i działal</text:span><text:span text:style-name="T48">n</text:span><text:span text:style-name="T47">ość noszącą znamiona</text:span><text:span text:style-name="T54"> antydemokratyczne, w tym</text:span><text:span text:style-name="T47"> faszyzujące, jednakże ich głos zdaje się pozostawa</text:span><text:span text:style-name="T48">ć</text:span><text:span text:style-name="T47"> w odosobnieniu</text:span><text:span text:style-name="T54">, to jest- nie przebija się do tzw. mai</text:span><text:span text:style-name="T55">n</text:span><text:span text:style-name="T54">streamu tzw. głosu publicznego. </text:span><text:span text:style-name="T60">Dyskusje</text:span><text:span text:style-name="T62">,</text:span><text:span text:style-name="T60"> </text:span><text:span text:style-name="T61">i jakże często gorące starcia </text:span><text:span text:style-name="T60">na ten temat</text:span><text:span text:style-name="T62">, </text:span><text:span text:style-name="T60">odbywały się w kuluarach, jakimi stała się przestrzeń internetu, w której kwitnie </text:span><text:span text:style-name="T61">zarówno </text:span><text:span text:style-name="T60">wolna opinia</text:span><text:span text:style-name="T61"> (jak i niestety działania profaszystowskie)</text:span><text:span text:style-name="T60">, jednakże establischmentowe media nie były i nie są tym zainteresowane.</text:span><text:span text:style-name="T62"> <text:s text:c="2"/>Trzeba wyraźnie powiedzieć, że </text:span><text:span text:style-name="T63">powstały w Polsce dwa obszary sceny ideowo-politycznej: </text:span><text:span text:style-name="T62">wolny i zaangażowany obywatelsko i ideowo głos </text:span><text:span text:style-name="T63">wyrażający się za pomocą </text:span><text:span text:style-name="T62">internetu, i </text:span><text:span text:style-name="T63">mainstreamowy, establischmentowy głos prasy i telewizji dawnego typu</text:span><text:span text:style-name="T64">. Obszary te zaębiaja sie w niewielkim stopniu</text:span><text:span text:style-name="T63"> instytucji i </text:span><text:span text:style-name="T62">pozostaje wolnym zarówno </text:span><text:span text:style-name="T60"><text:s/></text:span><text:span text:style-name="T62">w dobrym, jak i złym znaczeniu umożliwiając krytykę, ale i umożliwiając krytykowanym działanie publiczne. </text:span><text:span text:style-name="T57">Podobny splot obu wymiarów niedoboru polskiej sfery publicznej obserwować można w konkrecie dotychczasowego funkcjonowania </text:span></text:p>
      <text:p text:style-name="P19"><text:span text:style-name="T55">Z</text:span><text:span text:style-name="T54">dziwie</text:span><text:span text:style-name="T55">nie budzi </text:span><text:span text:style-name="T56">także </text:span><text:span text:style-name="T55">fakt, że odpowiednie instytucje państwowe czy publiczne nie wniosły oskarżenia przeciw ich użytkownikom, skoro miały ku temu odpowiednie narzędzia: </text:span><text:span text:style-name="T56">zarówno odpowiednie przepisy Kodeksu Karnego, jak i </text:span><text:span text:style-name="T55">przepisy antydyskryminacyjne</text:span><text:span text:style-name="T56">. Wszak dowodów tego działania miały pod dostatkiem dowody tegoż czy choćby </text:span><text:span text:style-name="T55"><text:s text:c="2"/>podczas manifestacji czy kontrmanifestacji <text:s text:c="2"/>prawicowych, Pedałowania, tak i ogromnym zdziwieniem napawa nas ten wyrok sądu rejestrujący ów znak do użytku NOP. </text:span><text:span text:style-name="T48">Wydaje się, że zarówno owa nieobecność </text:span><text:span text:style-name="T50">w ostatnich latach </text:span><text:span text:style-name="T49">antyfaszystowskiego głosu </text:span><text:span text:style-name="T50">publicznego </text:span><text:span text:style-name="T49">zbiega się z praktyką sądowo-rejestracyjną w wyżej wymienionym zakresie. </text:span></text:p>
      <text:p text:style-name="P18"><text:span text:style-name="T39">U dołu wzmiankowanego wyżej oświadczenia prezesa NOP</text:span><text:span text:style-name="T40"> znajduje się bowiem ekspertyza </text:span><text:span text:style-name="T41">sądowa uzasadniająca brak przeszkód do zarejestrowania tych znaków. Powiedzmy od razu: ekspertyza zadziwiająca, zarówno w swej </text:span><text:span text:style-name="T43"><text:s/>ogólnej </text:span><text:span text:style-name="T41">wymowie, jak i w konkretach. </text:span><text:span text:style-name="T43">Zaczynając od ogólne</text:span><text:span text:style-name="T44">go postanowienia ekspertów</text:span><text:span text:style-name="T43">, brzmi on</text:span><text:span text:style-name="T44">a</text:span><text:span text:style-name="T43"> następująco: "</text:span><text:span text:style-name="T116">W odpowiedzi na Postanowienie o dopuszczeniu z urzędu biegłych <text:s/>z </text:span><text:span text:style-name="T117">dnia </text:span><text:span text:style-name="T118">(...) </text:span><text:span text:style-name="T119">na okoliczność ustalenia znaczenia wzorów znaków graficznych </text:span><text:span text:style-name="T118">załączonych do </text:span><text:span text:style-name="T117">pisma </text:span><text:span text:style-name="T118">(...) </text:span><text:span text:style-name="T120">w szczególności ustalenia</text:span><text:span text:style-name="T119">, czy </text:span><text:span text:style-name="T120">znakom tym można przypisać, w sposób jednoznaczny, treść o charakterze </text:span><text:span text:style-name="T117">totalitarnym, nazistowskim, faszystowskim, rasistowskim i nienawiści narodowej i</text:span><text:span text:style-name="T121">nformujemy, że- naszym zdaniem- symbolom partii: </text:span><text:span text:style-name="T122">Krzyż i Miecz, Orzeł w koronie z Krzyżem z rózgami liktorskimi, Symbol "Zakaz Pedałowania" i Krzyż Celtycki nie można przypisać w sposób jednoznaczny treści o charakterze totalitarnym, nazistowskim, faszystowskim, rasistowskim i nienawiści narodowej</text:span><text:span text:style-name="T123">"</text:span><text:span text:style-name="T124"> (</text:span><text:span text:style-name="T65">pisownia oryginału</text:span><text:span text:style-name="T124">). </text:span></text:p>
      <text:p text:style-name="P18"><text:span text:style-name="T124"/></text:p>
      <text:p text:style-name="P5"><text:span text:style-name="T102">EKSPERC</text:span><text:span text:style-name="T103">I I <text:s/>PRAWICOWE ZNAKI</text:span><text:span text:style-name="T104"> GRAFICZN</text:span><text:span text:style-name="T103">E</text:span></text:p>
      <text:p text:style-name="P11"><text:span text:style-name="T66">Przyjrzyjmy się zatem dokładnie</text:span><text:span text:style-name="T69">j </text:span><text:span text:style-name="T96">samym</text:span><text:span text:style-name="T66"> symbolom</text:span><text:span text:style-name="T72">, a potem </text:span><text:span text:style-name="T69">eksperckim uzasadnieniom do nich.</text:span></text:p>
      <text:p text:style-name="P11"><text:span text:style-name="T105">KRZYŻ CELTYCKI:</text:span><text:span text:style-name="T67"> <text:s/></text:span><text:span text:style-name="T69">W</text:span><text:span text:style-name="T68">ybrany przez NOP rodzaj </text:span><text:span text:style-name="T69">Krzyża Celtyckiego, s</text:span><text:span text:style-name="T67">tylizowany równoramienny krzyż celtycki</text:span><text:span text:style-name="T69">,</text:span><text:span text:style-name="T67"> był symbolem zakazanego Narodowosocjalistycznego Ruchu Niemiec / Partii Pracy (Volkssozialistischen Bewegung Deutschlands / Partei der Arbeit“ (VSBD/PdA)). Partia ta przejęła do swojej flagi graficznie łudząco podobnej do flagi NSDAP równoramienny krzyż celtycki (z nagrobka z VI wieku), upodobniając go graficzn</text:span><text:span text:style-name="T70">ie</text:span><text:span text:style-name="T67"> do </text:span><text:span text:style-name="T105">hakenkreuza NSDAP</text:span><text:span text:style-name="T67">. Partia ta została zdelegalizowana, zakazane jest użycie jej symboli, a zgodnie z wyrokiem niemieckiego Sądu Federalnego (Bundesgerichtshof – BGH; wyrok z dnia 01.10.2008, az. 3 str 164/08) nie wolno używać w Niemczech symbolu równoramiennego krzyża celtyckiego także w izolacji i bez związku z symbolami tej zakazanej organizacji. W uzasadnieniu wyroku stwierdzono, że pozwolenie na użycie równoramiennego krzyża celtyckiego także bez związku z symbolami zakazanej organizacji pozwoliłoby jej byłym członkom czy sympatykom ponownie rozpowszechniać ów symbol w przestrzeni publicznej pod pretekstem jego tradycyjnego </text:span><text:soft-page-break/><text:span text:style-name="T67">znaczenia. Stąd generalny zakaz użycia tego znaku.</text:span></text:p>
      <text:p text:style-name="P12"><text:span text:style-name="T67">Odróżnia się go natomiast od tradycyjnego wysokiego krzyża celtyckiego (z dolnym ramieniem długim), którego użycie nie jest w Niemczech zakazane</text:span><text:span text:style-name="T69">, i który to krzyż </text:span><text:span text:style-name="T70">jest jednym z uznanych znaków chrześcijaństwa. </text:span></text:p>
      <text:p text:style-name="P12"><text:span text:style-name="T107">ZNAK </text:span><text:span text:style-name="T106">FALANGA:</text:span></text:p>
      <text:p text:style-name="P13"><text:span text:style-name="T106">ZNAK </text:span><text:span text:style-name="T107">"ZAKAZ </text:span><text:span text:style-name="T106">PEDAŁOWANIA</text:span><text:span text:style-name="T112">"</text:span><text:span text:style-name="T106">: </text:span><text:span text:style-name="T71">tego znaku chyba nie trzeba przedstawiać</text:span><text:span text:style-name="T98">. W</text:span><text:span text:style-name="T71"> oględnym opisie przedstawia on uproszczoną graficznie wizualizację homoseksualnego </text:span><text:span text:style-name="T97">męskiego </text:span><text:span text:style-name="T71">seksu analnego, stylizowaną </text:span><text:span text:style-name="T96">z j</text:span><text:span text:style-name="T94">ednej strony </text:span><text:span text:style-name="T71">na </text:span><text:span text:style-name="T93">wzornictw</text:span><text:span text:style-name="T94">ie postaci znajdujących się na </text:span><text:span text:style-name="T95">sygnałach świetlnych dla pieszych</text:span><text:span text:style-name="T94"> lub </text:span><text:span text:style-name="T95">oznaczeniach </text:span><text:span text:style-name="T94">męskiej toalety</text:span><text:span text:style-name="T95">, z drugiej zaś na znaku </text:span><text:span text:style-name="T96"><text:s/>drogowym </text:span><text:span text:style-name="T95">"zakaz </text:span><text:span text:style-name="T96">postoju". Wymowa znaku jest jednoznaczna: ma ona </text:span><text:span text:style-name="T97">w poniżający dla osób homoseksualnych sposób powiedzieć: nie ma miejsca dla homoseksualistów w przestrzeni publicznej. </text:span><text:span text:style-name="T99">Jest to najbardziej obsceniczny, wulgarny w swej formie i wymowie znak, z jakim przyszło się nam, i chyba nie tylko nam, do tej pory spotkać. Znak, niestety, żywo funkcjonujący w przestrzeni publicznej w wyniku promocji przez skrajnie homofobiczne prawicowe ugrupowania</text:span><text:span text:style-name="T100"> polskie. </text:span></text:p>
      <text:p text:style-name="P17"><text:span text:style-name="T97">Tymczasem opinia ekspercka </text:span><text:span text:style-name="T99">zadziwia w stopniu najwyższym</text:span></text:p>
      <text:p text:style-name="P14"><text:span text:style-name="T108">ORZEŁ W KORONIE...</text:span></text:p>
      <text:p text:style-name="P16"><text:span text:style-name="T110"><text:s/></text:span><text:span text:style-name="T111"><text:s/></text:span></text:p>
      <text:p text:style-name="P15"><text:span text:style-name="T109">UZASADNIENIA EKSPERTÓW.</text:span><text:span text:style-name="T110">"</text:span></text:p>
      <text:p text:style-name="P15"><text:span text:style-name="T73">Jak napisaliśmy wyżej, są one zadziwiające, i to w stopniu, który MUSI zostać zauważony i przedyskutowany publicznie. Wnosić z nich można bowiem o poważnym tąpnięciu nie tylko ideowym w debacie publicznej, ale także tąpnięciu instytucjonalnym. Ekspertyza ta jest bowiem nie tylko</text:span><text:span text:style-name="T85"> </text:span><text:span text:style-name="T75">stronnicza</text:span><text:span text:style-name="T73">, to jest również <text:s/></text:span><text:span text:style-name="T76">nie</text:span><text:span text:style-name="T73">merytoryczn</text:span><text:span text:style-name="T75">a</text:span><text:span text:style-name="T76">. </text:span><text:span text:style-name="T73"><text:s/>Złożenie obu czynników: </text:span><text:span text:style-name="T76">stronniczości </text:span><text:span text:style-name="T73">i </text:span><text:span text:style-name="T76">niemerytoryczności </text:span><text:span text:style-name="T73">musi budzić zdziwienie i każe postawić pytanie o </text:span><text:span text:style-name="T74">wzajemne zależności tych czynników</text:span><text:span text:style-name="T82"> a także w tym świetle o funkcjonowanie polskiego sądownictwa. </text:span><text:span text:style-name="T73"><text:s/></text:span></text:p>
      <text:p text:style-name="P15"><text:span text:style-name="T73"/></text:p>
      <text:p text:style-name="P21"><text:span text:style-name="T73">Zacznijmy</text:span><text:span text:style-name="T77"> od wyjściowej, i fundamentalnej jak się wydaje, konstatacji eksperckiej, iż</text:span><text:span text:style-name="T78"> </text:span><text:span text:style-name="T81">cechą </text:span><text:span text:style-name="T79">"</text:span><text:span text:style-name="T126">znak</text:span><text:span text:style-name="T125">ów</text:span><text:span text:style-name="T126"> o długotrwałej obecności w kulturze </text:span><text:span text:style-name="T127">(rózgi liktorskie z toporem, krzyż celtyck</text:span><text:span text:style-name="T80">i)</text:span><text:span text:style-name="T85">"</text:span><text:span text:style-name="T80"> </text:span><text:span text:style-name="T81">jest "</text:span><text:span text:style-name="T125">ich naturalna wieloznaczność wynikająca z wielowiekowego zakorzenienia w tradycji europejskiej</text:span><text:span text:style-name="T81">". </text:span><text:span text:style-name="T82">Wynika z tego, </text:span><text:span text:style-name="T83">że nawet swastyka, która wszak ma wielotysieczną tradycję</text:span><text:span text:style-name="T84"> azjatycką i symbolizuje tam </text:span><text:span text:style-name="T85">szczęście i pomyślność, </text:span><text:span text:style-name="T88">dziś </text:span><text:span text:style-name="T85">prześlizgnęłaby się przez to sito</text:span><text:span text:style-name="T88">. </text:span><text:span text:style-name="T86">Jest bowiem trywializmem stwierdzić, że nie istnieją w zasadzie </text:span><text:span text:style-name="T88">znaczące s</text:span><text:span text:style-name="T86">ymbole, które by nie ewoluowały</text:span><text:span text:style-name="T87"> w swojej historii, czyli takich, które od początku </text:span><text:span text:style-name="T88">swego istnienia utrzymały niezmienność formy i treści. </text:span><text:span text:style-name="T89">Jednakże, krzyż Celtycki w formule przyjętej przez NOP jest akurat jednoznaczny w swej wymowie treściowej (czyli faszystowskiej) i graficznej (podobieństwo do swastyki) nie ma za sobą wielowiekowego uczestnictwa w kulturze. Zupełnie błędną jest także konstatacja ekspercka dotyczącą tego, że </text:span><text:span text:style-name="T90">"</text:span><text:span text:style-name="T128">krzyż</text:span><text:span text:style-name="T129"> celtycki uzyskał uznanie kościoła jako jedna z akceptowanych form krzyża</text:span><text:span text:style-name="T90">"</text:span><text:span text:style-name="T91">, bowiem- jak już wskazaliśmy wyżej, dotyczy to krzyża tzw. wysokiego krzyża celtyckiego (z długim dolnym </text:span><text:span text:style-name="T92">ramieniem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Georgia" svg:font-family="Georgi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33</meta:creation-date>
    <dc:date>2011-11-22T16:31:17</dc:date>
    <meta:editing-duration>PT04H17M11S</meta:editing-duration>
    <meta:editing-cycles>4</meta:editing-cycles>
    <meta:generator>OpenOffice.org/3.2$Linux OpenOffice.org_project/320m15$Build-9492</meta:generator>
    <meta:document-statistic meta:table-count="0" meta:image-count="0" meta:object-count="0" meta:page-count="3" meta:paragraph-count="25" meta:word-count="1441" meta:character-count="10982"/>
  </office:meta>
</office:document-meta>
</file>